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115ea6" draw:marker-start-width="0.358cm" draw:marker-end-width="0.358cm" draw:fill="none" draw:textarea-horizontal-align="justify" draw:textarea-vertical-align="middle" draw:auto-grow-height="false" fo:min-height="0.636cm" fo:min-width="0.386cm" fo:padding-top="0.177cm" fo:padding-bottom="0.177cm" fo:padding-left="0.302cm" fo:padding-right="0.302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4cm" svg:height="1.4cm" svg:x="18.7cm" svg:y="4.4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1.4cm" svg:x="18.7cm" svg:y="7.1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1.4cm" svg:x="18.7cm" svg:y="9.9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1.4cm" svg:x="4.5cm" svg:y="3.3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1.4cm" svg:x="6.552cm" svg:y="3.3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1.4cm" svg:x="8.604cm" svg:y="3.3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1.4cm" svg:x="10.655cm" svg:y="3.3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1.4cm" svg:x="12.6cm" svg:y="3.3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1.4cm" svg:x="4.5cm" svg:y="5.2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1.4cm" svg:x="6.552cm" svg:y="5.2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1.4cm" svg:x="8.604cm" svg:y="5.2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1.4cm" svg:x="10.655cm" svg:y="5.2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1.4cm" svg:x="12.6cm" svg:y="5.2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8" draw:id="id8" draw:layer="layout" svg:width="1.4cm" svg:height="1.4cm" svg:x="4.5cm" svg:y="7.2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9" draw:id="id9" draw:layer="layout" svg:width="1.4cm" svg:height="1.4cm" svg:x="6.552cm" svg:y="7.2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0" draw:id="id10" draw:layer="layout" svg:width="1.4cm" svg:height="1.4cm" svg:x="8.604cm" svg:y="7.2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1.4cm" svg:x="10.655cm" svg:y="7.2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1.4cm" svg:x="12.6cm" svg:y="7.2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" draw:id="id5" draw:layer="layout" svg:width="1.4cm" svg:height="1.4cm" svg:x="4.5cm" svg:y="9.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6" draw:id="id6" draw:layer="layout" svg:width="1.4cm" svg:height="1.4cm" svg:x="6.552cm" svg:y="9.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1.4cm" svg:height="1.4cm" svg:x="8.604cm" svg:y="9.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1.4cm" svg:x="10.655cm" svg:y="9.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1.4cm" svg:x="12.6cm" svg:y="9.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" draw:id="id1" draw:layer="layout" svg:width="1.4cm" svg:height="1.4cm" svg:x="4.5cm" svg:y="11.0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1.4cm" svg:height="1.4cm" svg:x="6.552cm" svg:y="11.0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1.4cm" svg:height="1.4cm" svg:x="8.604cm" svg:y="11.0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1.4cm" svg:x="10.655cm" svg:y="11.0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1.4cm" svg:x="12.6cm" svg:y="11.0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5.695cm" svg:y1="11.23cm" svg:x2="18.7cm" svg:y2="5.126cm" draw:start-shape="id1" draw:start-glue-point="11" draw:end-shape="id2" draw:end-glue-point="6" svg:d="M5695 11230l13005-6104" svg:viewBox="0 0 13006 6105">
          <text:p/>
        </draw:connector>
        <draw:connector draw:style-name="gr2" draw:text-style-name="P1" draw:layer="layout" draw:type="line" svg:x1="9.799cm" svg:y1="11.23cm" svg:x2="18.7cm" svg:y2="5.126cm" draw:start-shape="id3" draw:start-glue-point="11" draw:end-shape="id2" draw:end-glue-point="6" svg:d="M9799 11230l8901-6104" svg:viewBox="0 0 8902 6105">
          <text:p/>
        </draw:connector>
        <draw:connector draw:style-name="gr2" draw:text-style-name="P1" draw:layer="layout" draw:type="line" svg:x1="7.747cm" svg:y1="11.23cm" svg:x2="18.7cm" svg:y2="5.126cm" draw:start-shape="id4" draw:start-glue-point="11" draw:end-shape="id2" draw:end-glue-point="6" svg:d="M7747 11230l10953-6104" svg:viewBox="0 0 10954 6105">
          <text:p/>
        </draw:connector>
        <draw:connector draw:style-name="gr2" draw:text-style-name="P1" draw:layer="layout" draw:type="line" svg:x1="5.695cm" svg:y1="9.385cm" svg:x2="18.7cm" svg:y2="5.126cm" draw:start-shape="id5" draw:start-glue-point="11" draw:end-shape="id2" draw:end-glue-point="6" svg:d="M5695 9385l13005-4259" svg:viewBox="0 0 13006 4260">
          <text:p/>
        </draw:connector>
        <draw:connector draw:style-name="gr2" draw:text-style-name="P1" draw:layer="layout" draw:type="line" svg:x1="7.747cm" svg:y1="9.385cm" svg:x2="18.7cm" svg:y2="5.126cm" draw:start-shape="id6" draw:start-glue-point="11" draw:end-shape="id2" draw:end-glue-point="6" svg:d="M7747 9385l10953-4259" svg:viewBox="0 0 10954 4260">
          <text:p/>
        </draw:connector>
        <draw:connector draw:style-name="gr2" draw:text-style-name="P1" draw:layer="layout" draw:type="line" svg:x1="9.799cm" svg:y1="9.385cm" svg:x2="18.7cm" svg:y2="5.126cm" draw:start-shape="id7" draw:start-glue-point="11" draw:end-shape="id2" draw:end-glue-point="6" svg:d="M9799 9385l8901-4259" svg:viewBox="0 0 8902 4260">
          <text:p/>
        </draw:connector>
        <draw:connector draw:style-name="gr2" draw:text-style-name="P1" draw:layer="layout" draw:type="line" svg:x1="5.695cm" svg:y1="7.434cm" svg:x2="18.7cm" svg:y2="5.126cm" draw:start-shape="id8" draw:start-glue-point="11" draw:end-shape="id2" draw:end-glue-point="6" svg:d="M5695 7434l13005-2308" svg:viewBox="0 0 13006 2309">
          <text:p/>
        </draw:connector>
        <draw:connector draw:style-name="gr2" draw:text-style-name="P1" draw:layer="layout" draw:type="line" svg:x1="7.747cm" svg:y1="7.434cm" svg:x2="18.7cm" svg:y2="5.126cm" draw:start-shape="id9" draw:start-glue-point="11" draw:end-shape="id2" draw:end-glue-point="6" svg:d="M7747 7434l10953-2308" svg:viewBox="0 0 10954 2309">
          <text:p/>
        </draw:connector>
        <draw:connector draw:style-name="gr2" draw:text-style-name="P1" draw:layer="layout" draw:type="line" svg:x1="9.799cm" svg:y1="7.434cm" svg:x2="18.7cm" svg:y2="5.126cm" draw:start-shape="id10" draw:start-glue-point="11" draw:end-shape="id2" draw:end-glue-point="6" svg:d="M9799 7434l8901-2308" svg:viewBox="0 0 8902 23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0T11:55:12.086824373</meta:creation-date>
    <dc:date>2016-02-20T12:03:09.055317348</dc:date>
    <meta:editing-duration>PT7M56S</meta:editing-duration>
    <meta:editing-cycles>2</meta:editing-cycles>
    <meta:generator>LibreOffice/5.0.5.2$Linux_X86_64 LibreOffice_project/00m0$Build-2</meta:generator>
    <meta:document-statistic meta:object-count="37"/>
  </office:meta>
</office:document-meta>
</file>